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INFANTES VILLAR MARGOT YOVANA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NEGR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COOPERATIVA ANCASH</text:span></text:p>
      <text:p text:style-name="P5"><text:span text:style-name="T1">Destino: </text:span><text:span text:style-name="T3">CARAZ</text:span></text:p>
      <text:p text:style-name="P5"/>
      <text:p text:style-name="P5">Recojo: <text:span text:style-name="T3">INFANTES VILLAR MARGOT YOVA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2:12:3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